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2" svg:font-family="Tahoma"/>
    <style:font-face style:name="Times New Roman1" svg:font-family="'Times New Roman'"/>
    <style:font-face style:name="arial" svg:font-family="aria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arial" fo:font-size="9.75pt" fo:letter-spacing="normal" fo:font-style="normal" fo:font-weight="bol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 style:writing-mode="lr-tb"/>
      <style:text-properties fo:font-size="14pt" fo:font-style="normal" fo:font-weight="bold" style:font-size-asian="14pt" style:font-style-asian="normal" style:font-weight-asian="bold" style:font-name-complex="Tahoma1" style:font-size-complex="14pt" style:font-weight-complex="bold"/>
    </style:style>
    <style:style style:name="P9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font-variant="normal" fo:text-transform="none" fo:color="#000000" fo:letter-spacing="normal" fo:font-style="normal"/>
    </style:style>
    <style:style style:name="T2" style:family="text">
      <style:text-properties fo:color="#000000" style:text-underline-style="none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shua Grant</text:p>
      <text:p text:style-name="P9">102-305 Wharncliffe Road North, London, Ontario, Canada, N6G 1E1</text:p>
      <text:p text:style-name="P4"><text:a xlink:type="simple" xlink:href="mailto:joshuagrant2@trentu.ca"><text:span text:style-name="Internet_20_link">Email: </text:span></text:a><text:a xlink:type="simple" xlink:href="mailto:jgrant63@uwo.ca"><text:span text:style-name="Internet_20_link">joshua.m.grant@gmail.com</text:span></text:a></text:p>
      <text:p text:style-name="P7"><text:a xlink:type="simple" xlink:href="mailto:joshuagrant2@trentu.ca"><text:span text:style-name="Internet_20_link"><text:span text:style-name="T2">Mobile: (226) 373-0152, Home: (519) 434-5604</text:span></text:span></text:a></text:p>
      <text:p text:style-name="P1"/>
      <text:p text:style-name="P2"/>
      <text:p text:style-name="P2">Mark Craig</text:p>
      <text:p text:style-name="P2">Michael Page International Canada Ltd</text:p>
      <text:p text:style-name="P6"><text:span text:style-name="T1">130 Adelaide Street West</text:span></text:p>
      <text:p text:style-name="P6"><text:span text:style-name="T1">Toronto, ON </text:span></text:p>
      <text:p text:style-name="P6"><text:span text:style-name="T1">M5H 3P5</text:span></text:p>
      <text:p text:style-name="P6"/>
      <text:p text:style-name="P6"/>
      <text:p text:style-name="P6"/>
      <text:p text:style-name="P2"/>
      <text:p text:style-name="P2"/>
      <text:p text:style-name="P2">Dear Mark Craig, </text:p>
      <text:p text:style-name="P2"/>
      <text:p text:style-name="P2">I would like to formally apply for a position on the <text:span text:style-name="T3">Manager of Vetting and Quantitative Analysis </text:span>with Manulife Financial. With my strengths in both abstract and analytical problem solving skills, technical knowledge of mathematics and statistics, and an outgoing personality with strong initiative, I feel I am well-suited for the position.</text:p>
      <text:p text:style-name="P2"/>
      <text:p text:style-name="P2">I am currently completing my Master's in applied mathematics at the University of Western Ontario. While my area of research is mathematical biology, I also have experience in more statistical topics such as Monte Carlo methods, stochastic processes and linear statistical models. Further, I am familiar with financial modeling of options and portfolios, mathematically and through simulation. <text:s/>In addition to these areas, I also have experience developing individual-based and Monte Carlo simulations of mathematical models, as well as working with scientific software such as Matlab and R. In simulation programming and otherwise, I am proficient in C, C++ and Perl programming languages, particularly in a Linux operating environment, and additionally, working with databases either via SQL programming or through flat file based methods. I am confident I could apply such methods to financial analytics and modeling, and would be more than willing undertake such opportunities to do so.</text:p>
      <text:p text:style-name="P2"/>
      <text:p text:style-name="P2">Lastly, in addition to my technical qualifications, I also have an outgoing personality conducive to inter-personal communication. I am a self-starter who can both take initiative as well as follow the leadership of others. I also have a strong sense of responsibility and dedication to the current project I am working on. I believe these characteristics make me a prime candidate for the position. I have also included my resume for your consideration, and would be very appreciative to receive further consideration. Thank you for this opportunity. </text:p>
      <text:p text:style-name="P2"/>
      <text:p text:style-name="P2">Sincerely, </text:p>
      <text:p text:style-name="P2"/>
      <text:p text:style-name="P2"/>
      <text:p text:style-name="P2">Joshua Grant</text:p>
      <text:p text:style-name="P2"/>
      <text:p text:style-name="P3"/>
      <text:p text:style-name="P2"/>
      <text:p text:style-name="P2"><text:soft-page-break/></text:p>
      <text:p text:style-name="P1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2" svg:font-family="Tahoma"/>
    <style:font-face style:name="Times New Roman1" svg:font-family="'Times New Roman'"/>
    <style:font-face style:name="arial" svg:font-family="arial"/>
    <style:font-face style:name="times new roman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shua Grant</meta:initial-creator>
    <meta:creation-date>2009-03-12T11:14:47</meta:creation-date>
    <dc:creator>Joshua Grant</dc:creator>
    <dc:date>2009-07-03T12:28:25</dc:date>
    <meta:editing-cycles>17</meta:editing-cycles>
    <meta:editing-duration>PT2H1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5" meta:word-count="335" meta:character-count="2164"/>
  </office:meta>
</office:document-meta>
</file>